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text-properties officeooo:paragraph-rsid="0016153b"/>
    </style:style>
    <style:style style:name="P4" style:family="paragraph" style:parent-style-name="Standard">
      <style:text-properties officeooo:paragraph-rsid="005b8630"/>
    </style:style>
    <style:style style:name="P5" style:family="paragraph" style:parent-style-name="Standard">
      <style:text-properties officeooo:paragraph-rsid="00900897"/>
    </style:style>
    <style:style style:name="P6" style:family="paragraph" style:parent-style-name="Standard">
      <style:text-properties officeooo:paragraph-rsid="010ce86f"/>
    </style:style>
    <style:style style:name="P7" style:family="paragraph" style:parent-style-name="Standard">
      <style:text-properties officeooo:paragraph-rsid="010e32f1"/>
    </style:style>
    <style:style style:name="P8" style:family="paragraph" style:parent-style-name="Standard">
      <style:text-properties officeooo:paragraph-rsid="010e95f8"/>
    </style:style>
    <style:style style:name="P9" style:family="paragraph" style:parent-style-name="Standard">
      <style:text-properties officeooo:rsid="010b786e" officeooo:paragraph-rsid="010ce86f"/>
    </style:style>
    <style:style style:name="P10" style:family="paragraph" style:parent-style-name="Standard">
      <style:text-properties officeooo:paragraph-rsid="013fd007"/>
    </style:style>
    <style:style style:name="P11" style:family="paragraph" style:parent-style-name="List_20_Paragraph">
      <style:text-properties officeooo:paragraph-rsid="00137f5a"/>
    </style:style>
    <style:style style:name="P12"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officeooo:rsid="00137f5a"/>
    </style:style>
    <style:style style:name="T6" style:family="text">
      <style:text-properties officeooo:rsid="0015fa13"/>
    </style:style>
    <style:style style:name="T7" style:family="text">
      <style:text-properties officeooo:rsid="0016153b"/>
    </style:style>
    <style:style style:name="T8" style:family="text">
      <style:text-properties officeooo:rsid="001775ca"/>
    </style:style>
    <style:style style:name="T9" style:family="text">
      <style:text-properties officeooo:rsid="0019121a"/>
    </style:style>
    <style:style style:name="T10" style:family="text">
      <style:text-properties officeooo:rsid="001b5812"/>
    </style:style>
    <style:style style:name="T11" style:family="text">
      <style:text-properties officeooo:rsid="00254fc4"/>
    </style:style>
    <style:style style:name="T12" style:family="text">
      <style:text-properties officeooo:rsid="00350de9"/>
    </style:style>
    <style:style style:name="T13" style:family="text">
      <style:text-properties officeooo:rsid="00394ba0"/>
    </style:style>
    <style:style style:name="T14" style:family="text">
      <style:text-properties officeooo:rsid="003b29f6"/>
    </style:style>
    <style:style style:name="T15" style:family="text">
      <style:text-properties officeooo:rsid="003cb9a5"/>
    </style:style>
    <style:style style:name="T16" style:family="text">
      <style:text-properties officeooo:rsid="003de2db"/>
    </style:style>
    <style:style style:name="T17" style:family="text">
      <style:text-properties officeooo:rsid="003dec63"/>
    </style:style>
    <style:style style:name="T18" style:family="text">
      <style:text-properties officeooo:rsid="004b44f0"/>
    </style:style>
    <style:style style:name="T19" style:family="text">
      <style:text-properties officeooo:rsid="004cffe2"/>
    </style:style>
    <style:style style:name="T20" style:family="text">
      <style:text-properties officeooo:rsid="004f2b51"/>
    </style:style>
    <style:style style:name="T21" style:family="text">
      <style:text-properties officeooo:rsid="00555fcf"/>
    </style:style>
    <style:style style:name="T22" style:family="text">
      <style:text-properties officeooo:rsid="005afd2d"/>
    </style:style>
    <style:style style:name="T23" style:family="text">
      <style:text-properties officeooo:rsid="005b8630"/>
    </style:style>
    <style:style style:name="T24" style:family="text">
      <style:text-properties officeooo:rsid="005bc526"/>
    </style:style>
    <style:style style:name="T25" style:family="text">
      <style:text-properties officeooo:rsid="00683447"/>
    </style:style>
    <style:style style:name="T26" style:family="text">
      <style:text-properties officeooo:rsid="0069610f"/>
    </style:style>
    <style:style style:name="T27" style:family="text">
      <style:text-properties officeooo:rsid="006d8849"/>
    </style:style>
    <style:style style:name="T28" style:family="text">
      <style:text-properties officeooo:rsid="00761fea"/>
    </style:style>
    <style:style style:name="T29" style:family="text">
      <style:text-properties officeooo:rsid="007693e6"/>
    </style:style>
    <style:style style:name="T30" style:family="text">
      <style:text-properties officeooo:rsid="007f2b24"/>
    </style:style>
    <style:style style:name="T31" style:family="text">
      <style:text-properties officeooo:rsid="0081cc34"/>
    </style:style>
    <style:style style:name="T32" style:family="text">
      <style:text-properties officeooo:rsid="00900897"/>
    </style:style>
    <style:style style:name="T33" style:family="text">
      <style:text-properties officeooo:rsid="00a79cfc"/>
    </style:style>
    <style:style style:name="T34" style:family="text">
      <style:text-properties fo:font-style="normal" style:font-style-asian="normal" style:font-style-complex="normal"/>
    </style:style>
    <style:style style:name="T35" style:family="text">
      <style:text-properties fo:font-style="normal" officeooo:rsid="010e95f8" style:font-style-asian="normal" style:font-style-complex="normal"/>
    </style:style>
    <style:style style:name="T36" style:family="text">
      <style:text-properties officeooo:rsid="00af7663"/>
    </style:style>
    <style:style style:name="T37" style:family="text">
      <style:text-properties officeooo:rsid="00b158df"/>
    </style:style>
    <style:style style:name="T38" style:family="text">
      <style:text-properties officeooo:rsid="00c2967a"/>
    </style:style>
    <style:style style:name="T39" style:family="text">
      <style:text-properties officeooo:rsid="00d5474a"/>
    </style:style>
    <style:style style:name="T40" style:family="text">
      <style:text-properties officeooo:rsid="00dc1f97"/>
    </style:style>
    <style:style style:name="T41" style:family="text">
      <style:text-properties officeooo:rsid="00dd1020"/>
    </style:style>
    <style:style style:name="T42" style:family="text">
      <style:text-properties officeooo:rsid="00e0646e"/>
    </style:style>
    <style:style style:name="T43" style:family="text">
      <style:text-properties officeooo:rsid="00e83610"/>
    </style:style>
    <style:style style:name="T44" style:family="text">
      <style:text-properties officeooo:rsid="010b786e"/>
    </style:style>
    <style:style style:name="T45" style:family="text">
      <style:text-properties officeooo:rsid="010e32f1"/>
    </style:style>
    <style:style style:name="T46" style:family="text">
      <style:text-properties officeooo:rsid="010e95f8"/>
    </style:style>
    <style:style style:name="T47" style:family="text">
      <style:text-properties officeooo:rsid="0119e97c"/>
    </style:style>
    <style:style style:name="T48" style:family="text">
      <style:text-properties officeooo:rsid="011bded2"/>
    </style:style>
    <style:style style:name="T49" style:family="text">
      <style:text-properties officeooo:rsid="012c3e18"/>
    </style:style>
    <style:style style:name="T50" style:family="text">
      <style:text-properties officeooo:rsid="013faf68"/>
    </style:style>
    <style:style style:name="T51" style:family="text">
      <style:text-properties officeooo:rsid="013fd007"/>
    </style:style>
    <style:style style:name="T52" style:family="text">
      <style:text-properties officeooo:rsid="014175bf"/>
    </style:style>
    <style:style style:name="T53" style:family="text">
      <style:text-properties officeooo:rsid="0141cd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It was we, who came to the deep foundation pits to fill them, inserting multi-tonnage concrete blocks with the assistance of the truck crane operator Gavkalov.</text:p>
      <text:p text:style-name="Standard"><text:soft-page-break/>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he pillars were bridged with concrete cross-pieces delivered up by the tower crane.</text:p>
      <text:p text:style-name="Standard"><text:soft-page-break/>The completing courses over the cross-pieces were also of red bricks.</text:p>
      <text:p text:style-name="Standard">Now, looking from aside, another floor was ready (red-white-red), yet not everything goes as swiftly as told in a fairy tale…</text:p>
      <text:p text:style-name="Standard">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he crane loosened the taut cables, the hooks got released from the loop-holes at both ends of the installed slab.</text:p>
      <text:p text:style-name="Standard"><text:soft-page-break/>The crane jib went up and turned aside, carrying away its huge block with the massive hook from which hung the four slings with four smaller hooks on their ends – the so-called "spider".</text:p>
      <text:p text:style-name="Standard">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he inner door of the vestibule opened to a low room with one window over the long table and a bench to it and two sets of narrow lockers in its both ends. Most of <text:soft-page-break/>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steep slope, but it would not drop into the boxes completely. And it's good news if at least half of it slid out of the dump.</text:p>
      <text:p text:style-name="Standard"><text:soft-page-break/>Firstly, on the way from the mortar-concrete unit, the mortar had grown dense, squeezing water out from the solution, and it was, actually, that water to fall down into the boxes on the ground.</text:p>
      <text:p text:style-name="Standard">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o the left of the bricklayer, stood a pallet of bricks, 3 to 4 hundred pieces, stacked in dense rows on top of each other.</text:p>
      <text:p text:style-name="Standard"><text:soft-page-break/>Snatching a brick from the upper row, the bricklayer laid it upon the spread mortar and tap-tapped with the tin-clad end of the trowel handle, to level the brick with the line of the stretched shnoorka.</text:p>
      <text:p text:style-name="Standard">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0">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o which call Peter Lysoon would respond despondently: "What? Again to attack? And which way lies your "forward"?</text:p>
      <text:p text:style-name="Standard"><text:soft-page-break/>And that <text:span text:style-name="T30">wa</text:span>s the signal to grab your shovel, <text:span text:style-name="T30">splat dirt atop the wall in progress,</text:span> and start <text:span text:style-name="T30">to </text:span>liv<text:span text:style-name="T30">e</text:span> on <text:span text:style-name="T30">further..</text:span>.</text:p>
      <text:p text:style-name="List_20_Paragraph">(...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text:span text:style-name="T16">I mean, </text:span>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text:p>
      <text:p text:style-name="Standard"><text:soft-page-break/>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do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loophole-window, low in the wall, and signing the pay-sheet. I just did not like that final juxtaposition. With your head somewhere there, not quite clear where, your <text:soft-page-break/>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Where else could I get those data from?</text:p>
      <text:p text:style-name="List_20_Paragraph">By the way, one of the respondents also asked in their turn:</text:p>
      <text:p text:style-name="List_20_Paragraph"><text:soft-page-break/>"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I was stunned by the striking resemblance of the situation to that scene in "The Gypsy" movie, where Budulie lashed his wife with a whip for goodbye because he was going away to the war, like, gypsies had that sort of tradition.</text:p>
      <text:p text:style-name="Standard"><text:soft-page-break/>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he narrow sidewalk allowed for only two persons to go side by side, and Eera was in the first couple walking along with Twoic. He wore a long sheepskin coat and a <text:soft-page-break/>furry <text:span text:style-name="T3">malakhai</text:span> headgear, giving him a look of a bear beside Eera in her coat of straight cut and a closely fitting woolen hat.</text:p>
      <text:p text:style-name="Standard">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ext:span text:style-name="T41">Some emprises are certainly not worth it, like begging pardon of stranger</text:span>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high the life was running among enthusiastic youth under the age of 28 engaged in the sphere of construction.</text:p>
      <text:p text:style-name="Standard"><text:soft-page-break/>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text:span text:style-name="T19">acquiescent </text:span>passives?"</text:p>
      <text:p text:style-name="Standard">Still and all, that f-f..er..<text:span text:style-name="T16">I mean, </text:span>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Fish," responded the dimwit of an accountant.</text:p>
      <text:p text:style-name="Standard"><text:soft-page-break/>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But he got tanked up like any other boozer, especially on a payday.</text:p>
      <text:p text:style-name="Standard"><text:soft-page-break/>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text:span text:style-name="T16">I mean, </text:span>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My mother and Eera were against it, but I did not want to sit in the house and wait for the next teeming rainfall. Finally, Eera conceded for our going out, and they went back to sleep; people grow sleepy in the rain.</text:p>
      <text:p text:style-name="Standard"><text:soft-page-break/>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Suddenly, you gripped on something hanging alongside, rose and stood in the carriage at all your height.</text:p>
      <text:p text:style-name="Standard"><text:soft-page-break/>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text:soft-page-break/>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text:soft-page-break/>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P10">And up I got <text:span text:style-name="T51">to penetrate </text:span>and <text:span text:style-name="T51">go</text:span> on above the fresh <text:span text:style-name="T51">glitter of the trickle spilled to</text:span> asperse <text:span text:style-name="T51">the</text:span> floorboards <text:span text:style-name="T51">a minute ago</text:span>. <text:span text:style-name="T53">However</text:span> impossible, <text:s/>at times it, <text:span text:style-name="T52">nonetheless,</text:span> c<text:span text:style-name="T52">an</text:span>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text:soft-page-break/>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2">The Enchanted Desna</text:span> by Dovzhenko, who had so beautifully exhausted the theme, attempts at picking it up anew are doomed to miserable copying of the flavors and mood.</text:p>
      <text:p text:style-name="List_20_Paragraph"><text:soft-page-break/>And when Gutsalo tried his hand at writing on city life, he dropped off to the level of cartoons in the magazine <text:span text:style-name="T2">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text:soft-page-break/>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text:soft-page-break/>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text:soft-page-break/>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text:soft-page-break/>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text:soft-page-break/>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text:soft-page-break/>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text:soft-page-break/>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ext:soft-page-break/>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2">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ext:soft-page-break/>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text:soft-page-break/>"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text:span text:style-name="T42">so amazingly clear</text:span>: they had been expecting a real warlock to pick up the book in <text:span text:style-name="T42">coarse </text:span>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text:soft-page-break/>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2">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text:soft-page-break/>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ext:soft-page-break/>The room windows did not have leaves to open, and I had to take the things out through the living room and the kitchen. So as not to change the shoes with slippers at each go, I paved the floor with pages from <text:span text:style-name="T2">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1">~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text:soft-page-break/>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ext:soft-page-break/>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text:soft-page-break/>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4">But I remained dead sure that were the mortar <text:span text:style-name="T23">slushed into brick joints with </text:span>the <text:s/>proper <text:span text:style-name="T23">righteousness and</text:span> <text:s/>not in the hasty style of "off we drive!" no unknown reserves in the human body would <text:span text:style-name="T24">get</text:span> me <text:span text:style-name="T24">off the hook</text:span>.</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text:soft-page-break/>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text:soft-page-break/>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ext:soft-page-break/>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ext:soft-page-break/>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ext:soft-page-break/>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text:soft-page-break/>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21">too deeply troubled in their head</text:span> to turn to the original source <text:span text:style-name="T21">were annoyingly</text:span> <text:span text:style-name="T18">sane</text:span>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text:soft-page-break/>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text:soft-page-break/>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text:soft-page-break/>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ext:soft-page-break/>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ext:soft-page-break/>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ext:soft-page-break/>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text:soft-page-break/>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14">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text:soft-page-break/>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text:soft-page-break/>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ext:soft-page-break/>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text:soft-page-break/>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text:soft-page-break/>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text:soft-page-break/>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text:soft-page-break/>(...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text:span text:style-name="T31">boarding his</text:span> troll<text:span text:style-name="T31">y</text:span> 47 <text:span text:style-name="T31">awfully</text:span> careful not to touch anyone, <text:span text:style-name="T31">yet</text:span> all the same there suddenly was a <text:span text:style-name="T31">sand </text:span>desert all around <text:span text:style-name="T31">and he had</text:span> just a worn-out rag on his loins, <text:span text:style-name="T31">as anyone else in the</text:span> pack of similarly skinny, naked, <text:span text:style-name="T31">fellers as </text:span>sunburned <text:span text:style-name="T31">as</text:span> him when a band of horsemen galloped from behind a <text:span text:style-name="T31">dune</text:span>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text:soft-page-break/>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text:soft-page-break/>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text:soft-page-break/>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text:soft-page-break/>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15">however,</text:span> I dreaded to <text:span text:style-name="T15">consider </text:span>such a probability and kicked away <text:span text:style-name="T15">all the anal-sadistic speculations</text:span> on th<text:span text:style-name="T15">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text:soft-page-break/>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xt:soft-page-break/>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text:span text:style-name="T13">I </text:span>just lay <text:span text:style-name="T13">on my side with my arm bent at the elbow to prop </text:span>my jaw in <text:span text:style-name="T13">the capped hand above the pillow and idly watched</text:span>, like a beach-goer estimating <text:span text:style-name="T13">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13">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text:soft-page-break/>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text:span text:style-name="T49">growling </text:span>bulldozer <text:span text:style-name="T49">shrouded</text:span> in the blue<text:span text:style-name="T49">ish</text:span>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text:soft-page-break/>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text:soft-page-break/>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2">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text:soft-page-break/>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2">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text:soft-page-break/>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text:soft-page-break/>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ext:soft-page-break/>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text:soft-page-break/>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text:soft-page-break/>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text:soft-page-break/>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text:soft-page-break/>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 <text:span text:style-name="T26">and t</text:span>he moment as the hammer handle <text:span text:style-name="T26">smacked</text:span> my palm, all there remained to do was to squeeze my fingers in a grab.</text:p>
      <text:p text:style-name="Standard">Everything turned out all by itself.</text:p>
      <text:p text:style-name="Standard">When seeing that I did not duck behind the brick pallet to dodge his throw, but stood instead <text:span text:style-name="T26">keeping</text:span>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ext:soft-page-break/>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text:soft-page-break/>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text:soft-page-break/>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2">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text:soft-page-break/>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2">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ext:soft-page-break/>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text:soft-page-break/>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2">Morning Star </text:span><text:s/>newspaper, I missed the wedding of my sister Natasha that summer.</text:p>
      <text:p text:style-name="Standard">After all, if you consider things carefully, it's because of <text:span text:style-name="T2">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5">announced</text:span> by <text:span text:style-name="T5">Leonid </text:span>Brezhnev <text:span text:style-name="T5">scrutinizing</text:span> the sheet of his welcome speech <text:span text:style-name="T5">with triple senile smooches on every other word written for him to read out</text:span>.</text:p>
      <text:p text:style-name="P11">She becomes that bitch<text:span text:style-name="T5">y</text:span> iron <text:span text:style-name="T5">twat</text:span> <text:span text:style-name="T5">who </text:span>starved to death twenty-nine Irish <text:span text:style-name="T5">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text:soft-page-break/>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text:span text:style-name="T27">cumulus</text:span>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2">Morning Star </text:span><text:s/>would have already interviewed me – where was such a militant intolerance towards the trade-union leader from?</text:p>
      <text:p text:style-name="Standard">Until that morning, I also had just sympathy for him.</text:p>
      <text:p text:style-name="Standard"><text:soft-page-break/>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text:soft-page-break/>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16">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text:soft-page-break/>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text:soft-page-break/>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text:soft-page-break/>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text:soft-page-break/>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text:soft-page-break/>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text:soft-page-break/>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ext:soft-page-break/>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ext:soft-page-break/>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text:soft-page-break/>(...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4">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text:soft-page-break/>"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text:soft-page-break/>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ext:soft-page-break/>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text:span text:style-name="T38">Don’t sprawl! </text:span>Get seated as you should! <text:span text:style-name="T38">Forgotten</text:span>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1">~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ext:soft-page-break/>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text:soft-page-break/>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text:soft-page-break/>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ext:soft-page-break/>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text:soft-page-break/>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text:soft-page-break/>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text:s/>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text:soft-page-break/>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text:soft-page-break/>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9">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text:soft-page-break/>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text:soft-page-break/>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text:soft-page-break/>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text:soft-page-break/>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text:soft-page-break/>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ext:soft-page-break/>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text:soft-page-break/>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text:soft-page-break/>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22">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text:soft-page-break/>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2">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2">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text:soft-page-break/>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text:soft-page-break/>(...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 <text:span text:style-name="T50">Or, so as not to pose </text:span><text:soft-page-break/><text:span text:style-name="T50">oneself for more than there can, actually, be, the old good xenophobia could also prompt the decision.</text:span></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2">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ext:soft-page-break/>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text:span text:style-name="T40">out </text:span>a<text:span text:style-name="T40">n icky snigger</text:span>,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text:soft-page-break/>She grew a bit more good-humored when I told her I was looking for a ch<text:span text:style-name="T36">uff</text:span>-ch<text:span text:style-name="T36">uff</text:span>.</text:p>
      <text:p text:style-name="Standard">She chuckled and answered in a villagers parlance, so that the <text:span text:style-name="T37">churl</text:span> of me would <text:span text:style-name="T37">get it</text:span>, "Ain't a-having <text:span text:style-name="T36">no</text:span> ch<text:span text:style-name="T36">uff</text:span>-ch<text:span text:style-name="T36">uff</text:span>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ext:soft-page-break/>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ext:soft-page-break/>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text:soft-page-break/>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16">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ext:soft-page-break/>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ext:soft-page-break/>The cradles brought from SMP-615 base were too few for all the team, and we were substituting <text:span text:style-name="T2">ratsookha </text:span>for them (that is how our team streamlined the word "rationalization).</text:p>
      <text:p text:style-name="P1"><text:span text:style-name="T2">Ratsookha </text:span>was a series of pallets stitched with nails in twos with each pair working instead of cradles.</text:p>
      <text:p text:style-name="Standard">Because the pallets were shorter than needed, on top of the first decking we added further <text:span text:style-name="T2">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2">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12">ravish in ecstasy of cutting all the tethers</text:span>, <text:span text:style-name="T12">getting loose and letting yourself go, </text:span>at least sometimes… <text:span text:style-name="T12">However, n</text:span>ot everyone is vouchsafed the pleasure. Me neither; because even while raging and <text:span text:style-name="T12">being </text:span>carried away with the <text:span text:style-name="T12">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text:soft-page-break/>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ext:soft-page-break/>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text:soft-page-break/>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2">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text:soft-page-break/>are we laughing</text:p>
      <text:p text:style-name="Quote">while our shoes</text:p>
      <text:p text:style-name="Quote">this trail is roughing?"</text:p>
      <text:p text:style-name="Standard">But all that was in the future, and for the very first time, I did not have <text:span text:style-name="T2">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16">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text:soft-page-break/>"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1">~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5"><text:soft-page-break/>Then I folded the wet<text:span text:style-name="T32">ted</text:span> cover <text:span text:style-name="T32">not to contact</text:span> the <text:span text:style-name="T32">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3">I did not mind being squeezed from all sides by passengers <text:span text:style-name="T7">tightly </text:span>packed like sardines in the streetcar <text:span text:style-name="T7">to shape you into a concave quarry pip of the Ace of Diamonds</text:span>, <text:span text:style-name="T7">as long as they don’t</text:span> press you against <text:span text:style-name="T7">the rondure</text:span> of a young <text:span text:style-name="T8">female ass</text:span>, <text:span text:style-name="T8">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16">I mean, </text:span>frolic was I supposed to do with that f-f..er..funky Libido, being neither Van Gogh nor Walt Whitman?!.</text:p>
      <text:p text:style-name="Standard">That f-f..er..<text:span text:style-name="T16">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ext:soft-page-break/>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text:soft-page-break/>...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text:soft-page-break/>"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2">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text:soft-page-break/>“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28">a suave gallant</text:span> for you! <text:span text:style-name="T28">in his</text:span> <text:span text:style-name="T28">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29">time and again</text:span> pop<text:span text:style-name="T29">s</text:span> up <text:span text:style-name="T29">some or another </text:span>defector like Freud...<text:span text:style-name="T29">who</text:span> cinch their specific vision of the world into the cart of servicing their wallets and open Viennese schools...to keep the pot boiling...<text:span text:style-name="T20">but could be quite a normal schizophrenic, as free as the rest of us...a weakling, got caught with the lime for dickhead <text:s/>suckers: “the longer the line of </text:span><text:soft-page-break/><text:span text:style-name="T20">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text:soft-page-break/>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text:soft-page-break/>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text:soft-page-break/>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text:soft-page-break/>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text:soft-page-break/>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6">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6">From the Suburban Trains Station rushed a whole catchall of sundries in the waves of the newly arrived </text:span>crowd <text:span text:style-name="T7">loaded with</text:span> <text:span text:style-name="T25">their ruck of </text:span>mesh bags, suitcases, <text:span text:style-name="T7">rolls of wallpaper, </text:span>packages, boxes, buckets, bundles of pipes, briefcases, backpacks, seedlings, cornices, bird-cages and other imaginable and unthinkable <text:span text:style-name="T7">items</text:span>; they hurried to the metro and to the stops of public transport of all types on the square, dashing sidelong glances at the pair of metropolitan tough guys.</text:p>
      <text:p text:style-name="Standard"><text:soft-page-break/>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text:soft-page-break/>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text:soft-page-break/>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16">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text:soft-page-break/>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33">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33">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ext:soft-page-break/>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ext:soft-page-break/>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text:soft-page-break/>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2">Morning Star </text:span>…</text:p>
      <text:p text:style-name="Standard"><text:soft-page-break/>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ext:soft-page-break/>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text:soft-page-break/>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text:soft-page-break/>...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2">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text:soft-page-break/>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text:soft-page-break/>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ext:soft-page-break/>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text:soft-page-break/>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text:soft-page-break/>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text:soft-page-break/>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text:soft-page-break/>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ext:soft-page-break/>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text:soft-page-break/>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text:soft-page-break/>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text:soft-page-break/>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text:soft-page-break/>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ext:soft-page-break/>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text:soft-page-break/>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text:soft-page-break/>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ext:soft-page-break/>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text:soft-page-break/>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ext:soft-page-break/>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text:soft-page-break/>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ext:soft-page-break/>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2">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ext:soft-page-break/>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2">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text:soft-page-break/>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text:soft-page-break/>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text:soft-page-break/>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text:soft-page-break/>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text:soft-page-break/>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2">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text:soft-page-break/>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8">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ext:soft-page-break/>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text:soft-page-break/>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text:soft-page-break/>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ext:soft-page-break/>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text:soft-page-break/>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text:soft-page-break/>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text:soft-page-break/>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1">~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43">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ext:soft-page-break/>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text:soft-page-break/>...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text:soft-page-break/>...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text:soft-page-break/>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text:soft-page-break/>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P6">...I am what I am what I am on the fifth bottom after the ninth gate... your ’master’ trap is a too shallow approach for each man has at least three masters – Stomach, Genitals, and Brain...<text:span text:style-name="T44">the deeper you dig the more of them spring out which one to serve?…so could you get off my back, please?.</text:span></text:p>
      <text:p text:style-name="P9">...show proper respect to der Heilige Arthur’s teaching, infidel...he sez we cannot change ourselves, we’<text:span text:style-name="T47">re</text:span> only ca<text:span text:style-name="T47">pable of</text:span> <text:span text:style-name="T47">getting </text:span>to know us a tad bit better, and it’s me who widens your horizons, pal, be grateful to your constant second...or, mayhap, wanna swap our ordinal numbers?.</text:p>
      <text:p text:style-name="P7">...<text:span text:style-name="T45">cut empty ding-dong, you knows yoursel – the first to wake up retains the slippers all day long so there’s no use to shuffle kings, and cabbage, and walruses, and carpenters...</text:span></text:p>
      <text:p text:style-name="P8">...<text:span text:style-name="T46">to saddle then! and back to your trinity of Masters</text:span>...<text:span text:style-name="T46">if only you don’t want to look for a suitable outsider, Genosse</text:span><text:span text:style-name="T35"> </text:span><text:span text:style-name="Emphasis"><text:span text:style-name="T34">Feldzug-Führer</text:span></text:span><text:span text:style-name="T46">...</text:span></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text:soft-page-break/>...no!...fuck you!…</text:p>
      <text:p text:style-name="Standard">...good boy! <text:span text:style-name="T44">now, I see myself whom I’ve loved so much</text:span>...<text:span text:style-name="T44">and, by the by, </text:span>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text:soft-page-break/>...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text:soft-page-break/>"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text:soft-page-break/>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text:soft-page-break/>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ext:soft-page-break/>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text:soft-page-break/>(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text:soft-page-break/>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text:soft-page-break/>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text:soft-page-break/>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ext:soft-page-break/>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text:soft-page-break/>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17">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text:soft-page-break/>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text:soft-page-break/>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text:soft-page-break/>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text:soft-page-break/>All this is to elucidate the fact that I somehow had not much spare time to update Sahtic as to certain facts of my previous biography, and only waited for a suitable moment.</text:p>
      <text:p text:style-name="Standard">Though her unawareness was not <text:span text:style-name="T11">entirely my fault. Had Sahtic asked a direct question, like, </text:span>“H<text:span text:style-name="T11">ow many times did they</text:span> lock <text:span text:style-name="T11">you</text:span> up in a madhouse?” <text:span text:style-name="T11">then</text:span>, as a <text:span text:style-name="T11">well-trained supporter of righteousness and, generally, </text:span>man of principle, <text:span text:style-name="T11">I </text:span>would give a <text:span text:style-name="T11">direct exhaustive </text:span>answer. <text:span text:style-name="T11">(It’s noteworthy, that handling me is a fairly straightforward and intuitive job.)</text:span></text:p>
      <text:p text:style-name="Standard"><text:span text:style-name="T11">Now</text:span>, <text:span text:style-name="T11">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text:soft-page-break/>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ext:soft-page-break/>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 <text:span text:style-name="T48">So nice of Ziggy to share them...</text:span></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1">~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text:soft-page-break/>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text:soft-page-break/>"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text:soft-page-break/>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text:soft-page-break/>"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ext:soft-page-break/>"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ext:soft-page-break/>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text:soft-page-break/>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39">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ext:soft-page-break/>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17">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text:soft-page-break/>"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14</meta:editing-cycles>
    <meta:creation-date>2020-04-05T06:17:00</meta:creation-date>
    <dc:date>2020-08-24T18:51:24.966701232</dc:date>
    <meta:editing-duration>P10DT15H50M9S</meta:editing-duration>
    <meta:generator>LibreOffice/6.1.5.2$Linux_X86_64 LibreOffice_project/10$Build-2</meta:generator>
    <meta:document-statistic meta:table-count="0" meta:image-count="0" meta:object-count="0" meta:page-count="217" meta:paragraph-count="4186" meta:word-count="104873" meta:character-count="587118" meta:non-whitespace-character-count="486214"/>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